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2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DESCRIZIONE</text:p>
          </table:table-cell>
          <table:table-cell table:style-name="ce1" office:value-type="string">
            <text:p>ID DISPLAY</text:p>
          </table:table-cell>
        </table:table-row>
        <table:table-row table:style-name="ro1">
          <table:table-cell office:value-type="string">
            <text:p>Temperatura</text:p>
          </table:table-cell>
          <table:table-cell office:value-type="string">
            <text:p>n0</text:p>
          </table:table-cell>
        </table:table-row>
        <table:table-row table:style-name="ro1">
          <table:table-cell office:value-type="string">
            <text:p>Temperatura decimale</text:p>
          </table:table-cell>
          <table:table-cell office:value-type="string">
            <text:p>n1</text:p>
          </table:table-cell>
        </table:table-row>
        <table:table-row table:style-name="ro1">
          <table:table-cell office:value-type="string">
            <text:p>Umidità</text:p>
          </table:table-cell>
          <table:table-cell office:value-type="string">
            <text:p>n2</text:p>
          </table:table-cell>
        </table:table-row>
        <table:table-row table:style-name="ro1">
          <table:table-cell office:value-type="string">
            <text:p>Setpoint</text:p>
          </table:table-cell>
          <table:table-cell office:value-type="string">
            <text:p>n3</text:p>
          </table:table-cell>
        </table:table-row>
        <table:table-row table:style-name="ro1">
          <table:table-cell office:value-type="string">
            <text:p>Setpoint decimale</text:p>
          </table:table-cell>
          <table:table-cell office:value-type="string">
            <text:p>n4</text:p>
          </table:table-cell>
        </table:table-row>
        <table:table-row table:style-name="ro1">
          <table:table-cell office:value-type="string">
            <text:p>Temperatura esterna</text:p>
          </table:table-cell>
          <table:table-cell office:value-type="string">
            <text:p>n5</text:p>
          </table:table-cell>
        </table:table-row>
        <table:table-row table:style-name="ro1">
          <table:table-cell office:value-type="string">
            <text:p>Temperatura esterna decimale</text:p>
          </table:table-cell>
          <table:table-cell office:value-type="string">
            <text:p>n6</text:p>
          </table:table-cell>
        </table:table-row>
        <table:table-row table:style-name="ro1">
          <table:table-cell office:value-type="string">
            <text:p>Temperatura ACS</text:p>
          </table:table-cell>
          <table:table-cell office:value-type="string">
            <text:p>n7</text:p>
          </table:table-cell>
        </table:table-row>
        <table:table-row table:style-name="ro1">
          <table:table-cell office:value-type="string">
            <text:p>Temperatura ACS decimale</text:p>
          </table:table-cell>
          <table:table-cell office:value-type="string">
            <text:p>n8</text:p>
          </table:table-cell>
        </table:table-row>
        <table:table-row table:style-name="ro1">
          <table:table-cell office:value-type="string">
            <text:p>Temperatura mandata riscaldamento</text:p>
          </table:table-cell>
          <table:table-cell office:value-type="string">
            <text:p>n9</text:p>
          </table:table-cell>
        </table:table-row>
        <table:table-row table:style-name="ro1">
          <table:table-cell office:value-type="string">
            <text:p>Temperatura mandata riscaldamento decimale</text:p>
          </table:table-cell>
          <table:table-cell office:value-type="string">
            <text:p>n10</text:p>
          </table:table-cell>
        </table:table-row>
        <table:table-row table:style-name="ro1">
          <table:table-cell office:value-type="string">
            <text:p>Temperatura ritorno riscaldamento</text:p>
          </table:table-cell>
          <table:table-cell office:value-type="string">
            <text:p>n11</text:p>
          </table:table-cell>
        </table:table-row>
        <table:table-row table:style-name="ro1">
          <table:table-cell office:value-type="string">
            <text:p>Temperatura ritorno riscaldamento decimale</text:p>
          </table:table-cell>
          <table:table-cell office:value-type="string">
            <text:p>n12</text:p>
          </table:table-cell>
        </table:table-row>
        <table:table-row table:style-name="ro1">
          <table:table-cell office:value-type="string">
            <text:p>Consumo Energia</text:p>
          </table:table-cell>
          <table:table-cell office:value-type="string">
            <text:p>n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string">
            <text:p>n14</text:p>
          </table:table-cell>
        </table:table-row>
        <table:table-row table:style-name="ro1">
          <table:table-cell office:value-type="string">
            <text:p>Mese</text:p>
          </table:table-cell>
          <table:table-cell office:value-type="string">
            <text:p>n15</text:p>
          </table:table-cell>
        </table:table-row>
        <table:table-row table:style-name="ro1">
          <table:table-cell office:value-type="string">
            <text:p>Anno</text:p>
          </table:table-cell>
          <table:table-cell office:value-type="string">
            <text:p>n16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n17</text:p>
          </table:table-cell>
        </table:table-row>
        <table:table-row table:style-name="ro1">
          <table:table-cell office:value-type="string">
            <text:p>Minuti</text:p>
          </table:table-cell>
          <table:table-cell office:value-type="string">
            <text:p>n18</text:p>
          </table:table-cell>
        </table:table-row>
        <table:table-row table:style-name="ro1">
          <table:table-cell office:value-type="string">
            <text:p>Temperatura max day</text:p>
          </table:table-cell>
          <table:table-cell office:value-type="string">
            <text:p>n19</text:p>
          </table:table-cell>
        </table:table-row>
        <table:table-row table:style-name="ro1">
          <table:table-cell office:value-type="string">
            <text:p>Temperatura max day decimale</text:p>
          </table:table-cell>
          <table:table-cell office:value-type="string">
            <text:p>n20</text:p>
          </table:table-cell>
        </table:table-row>
        <table:table-row table:style-name="ro1">
          <table:table-cell office:value-type="string">
            <text:p>Temperatura min day</text:p>
          </table:table-cell>
          <table:table-cell office:value-type="string">
            <text:p>n21</text:p>
          </table:table-cell>
        </table:table-row>
        <table:table-row table:style-name="ro1">
          <table:table-cell office:value-type="string">
            <text:p>Temperatura min day decimale</text:p>
          </table:table-cell>
          <table:table-cell office:value-type="string">
            <text:p>n22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6.11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5M9S</meta:editing-duration>
    <meta:editing-cycles>3</meta:editing-cycles>
    <meta:generator>OpenOffice/4.1.2$Win32 OpenOffice.org_project/412m3$Build-9782</meta:generator>
    <dc:date>2016-07-07T16:11:21.65</dc:date>
    <dc:creator>flavio 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